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3E800002198CC9F079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 style:list-style-name="L5">
      <style:text-properties fo:font-size="16pt" style:font-size-asian="16pt" style:font-size-complex="16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3"/>
    <style:style style:name="P8" style:family="paragraph" style:parent-style-name="Standard" style:list-style-name="L4"/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fault detector:</text:p>
      <text:list xml:id="list428966624588009586" text:style-name="L5">
        <text:list-item>
          <text:p text:style-name="P4">64x128 detection window</text:p>
        </text:list-item>
        <text:list-item>
          <text:p text:style-name="P4">rgb color space with no gamma correction</text:p>
        </text:list-item>
        <text:list-item>
          <text:p text:style-name="P4">[-1 0 1] gradient filter with no smoothing</text:p>
        </text:list-item>
        <text:list-item>
          <text:p text:style-name="P4">16x16 pixels per blocks of four 8x8 pixel cells</text:p>
        </text:list-item>
        <text:list-item>
          <text:p text:style-name="P4">block spacing stride of 8 pixels (4 fold coverage of each cell)</text:p>
        </text:list-item>
        <text:list-item>
          <text:p text:style-name="P4">gaussian spatial window with sigma=8 on the block magnitude</text:p>
        </text:list-item>
        <text:list-item>
          <text:p text:style-name="P4">linear gradient voting into 9 orientation bins 0 – 180</text:p>
        </text:list-item>
        <text:list-item>
          <text:p text:style-name="P4">L2-Hys(Lowe-style clipped L2 norm) block normalization on block histograms</text:p>
        </text:list-item>
        <text:list-item>
          <text:p text:style-name="P4">linear svm</text:p>
        </text:list-item>
      </text:list>
      <text:p text:style-name="P1"/>
      <text:p text:style-name="P5">Extra steps:</text:p>
      <text:p text:style-name="P1"/>
      <text:list xml:id="list6557365690833821711" text:style-name="L1">
        <text:list-item>
          <text:p text:style-name="P6">Color space</text:p>
          <text:p text:style-name="P3"/>
        </text:list-item>
      </text:list>
      <text:list xml:id="list8766531797146624211" text:style-name="L3">
        <text:list-item>
          <text:p text:style-name="P7"><text:span text:style-name="T1">rgb preferred over grey scale</text:span></text:p>
        </text:list-item>
      </text:list>
      <text:p text:style-name="Standard"><text:span text:style-name="T1">take each channel independently and calculate gradient in each channel. Take the one with largest norm as the pixel's gradient.</text:span></text:p>
      <text:list xml:id="list38482213" text:continue-numbering="true" text:style-name="L3">
        <text:list-item>
          <text:p text:style-name="P7"><text:span text:style-name="T1">lab gives same result as rgb</text:span></text:p>
        </text:list-item>
      </text:list>
      <text:p text:style-name="P1"><draw:frame draw:style-name="fr1" draw:name="graphics1" text:anchor-type="as-char" svg:width="5.292cm" svg:height="3.678cm" draw:z-index="0"><draw:image xlink:href="http://upload.wikimedia.org/wikipedia/commons/thumb/f/f3/Example_of_LAB_color_enhancement.jpg/200px-Example_of_LAB_color_enhancement.jpg" xlink:type="simple" xlink:show="embed" xlink:actuate="onLoad"/></draw:frame> <text:s/></text:p>
      <text:p text:style-name="P1">lab color space us designed to approximate human vision. Here, lab color space enhancement(right) is shown to given image (left)</text:p>
      <text:list xml:id="list2967412757207537830" text:style-name="L4">
        <text:list-item>
          <text:p text:style-name="P8"><text:span text:style-name="T1">square root gamma compression gives low improvement</text:span></text:p>
        </text:list-item>
      </text:list>
      <text:p text:style-name="P1">gamma encodes luminence</text:p>
      <text:p text:style-name="P1"><draw:frame draw:style-name="fr2" draw:name="graphics2" text:anchor-type="paragraph" svg:width="11.43cm" svg:height="4.805cm" draw:z-index="1"><draw:image xlink:href="Pictures/20000007000043E800002198CC9F0799.svm" xlink:type="simple" xlink:show="embed" xlink:actuate="onLoad"/></draw:frame></text:p>
      <text:p text:style-name="P1"><text:soft-page-break/></text:p>
      <text:list xml:id="list38503556" text:continue-list="list6557365690833821711" text:style-name="L1">
        <text:list-item>
          <text:p text:style-name="P6">Normalization of blocks</text:p>
        </text:list-item>
      </text:list>
      <text:p text:style-name="P1">-to reduce illumination and foreground-background constrast.</text:p>
      <text:p text:style-name="P1">-similar to histogram stretching</text:p>
      <text:p text:style-name="P1"/>
      <text:p text:style-name="P1">a. L2-norm</text:p>
      <text:p text:style-name="P1">v = v / sqrt(2-norm of v + epsilon)</text:p>
      <text:p text:style-name="P1"/>
      <text:p text:style-name="P1">b. L2-Hys</text:p>
      <text:p text:style-name="P1">clipping maximum value to 0.2 and renormalizing</text:p>
      <text:p text:style-name="P1"/>
      <text:list xml:id="list38492200" text:continue-numbering="true" text:style-name="L1">
        <text:list-item>
          <text:p text:style-name="P6">window size</text:p>
        </text:list-item>
      </text:list>
      <text:p text:style-name="P1"/>
      <text:p text:style-name="P1">16 pixels of boundary around the human</text:p>
      <text:p text:style-name="P1"/>
      <text:p text:style-name="P1"/>
      <text:p text:style-name="P1"/>
      <text:p text:style-name="P5">SVM</text:p>
      <text:p text:style-name="P1"/>
      <text:p text:style-name="P1">Type: gaussian kernel svm</text:p>
      <text:p text:style-name="P1">soft C=0.01</text:p>
      <text:p text:style-name="P1">SVMLight package <text:a xlink:type="simple" xlink:href="http://svmlight.joachims.org/" text:style-name="Internet_20_link" text:visited-style-name="Visited_20_Internet_20_Link">http://svmlight.joachims.org/</text:a> - provides implementations in many languag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6M40S</meta:editing-duration>
    <meta:editing-cycles>243</meta:editing-cycles>
    <meta:generator>OpenOffice/4.1.0$Win32 OpenOffice.org_project/410m18$Build-9764</meta:generator>
    <dc:date>2014-05-19T18:33:36.89</dc:date>
    <meta:document-statistic meta:table-count="0" meta:image-count="2" meta:object-count="0" meta:page-count="2" meta:paragraph-count="32" meta:word-count="208" meta:character-count="1253"/>
    <meta:user-defined meta:name="Info 1"/>
    <meta:user-defined meta:name="Info 2"/>
    <meta:user-defined meta:name="Info 3"/>
    <meta:user-defined meta:name="Info 4"/>
  </office:meta>
</office:document-meta>
</file>